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eb5d" officeooo:paragraph-rsid="001eeb5d"/>
    </style:style>
    <style:style style:name="P2" style:family="paragraph" style:parent-style-name="Standard">
      <style:paragraph-properties fo:text-align="center" style:justify-single-word="false"/>
      <style:text-properties officeooo:rsid="001eeb5d" officeooo:paragraph-rsid="001eeb5d"/>
    </style:style>
    <style:style style:name="P3" style:family="paragraph" style:parent-style-name="Standard">
      <style:paragraph-properties fo:text-align="start" style:justify-single-word="false"/>
      <style:text-properties officeooo:rsid="001eeb5d" officeooo:paragraph-rsid="001eeb5d"/>
    </style:style>
    <style:style style:name="P4" style:family="paragraph" style:parent-style-name="Standard">
      <style:paragraph-properties fo:text-align="start" style:justify-single-word="false"/>
      <style:text-properties officeooo:rsid="001efdc5" officeooo:paragraph-rsid="001efdc5"/>
    </style:style>
    <style:style style:name="P5" style:family="paragraph" style:parent-style-name="Standard">
      <style:paragraph-properties fo:text-align="start" style:justify-single-word="false"/>
      <style:text-properties officeooo:rsid="00238344" officeooo:paragraph-rsid="00238344"/>
    </style:style>
    <style:style style:name="P6" style:family="paragraph" style:parent-style-name="Standard">
      <style:paragraph-properties fo:text-align="start" style:justify-single-word="false"/>
      <style:text-properties officeooo:rsid="00243475" officeooo:paragraph-rsid="00243475"/>
    </style:style>
    <style:style style:name="P7" style:family="paragraph" style:parent-style-name="Standard">
      <style:paragraph-properties fo:text-align="start" style:justify-single-word="false"/>
      <style:text-properties officeooo:rsid="00255318" officeooo:paragraph-rsid="00255318"/>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rsid="001efdc5" officeooo:paragraph-rsid="001efdc5"/>
    </style:style>
    <style:style style:name="P10" style:family="paragraph" style:parent-style-name="Table_20_Contents">
      <style:paragraph-properties fo:text-align="start" style:justify-single-word="false"/>
      <style:text-properties officeooo:rsid="0020e159" officeooo:paragraph-rsid="0020e159"/>
    </style:style>
    <style:style style:name="P11" style:family="paragraph" style:parent-style-name="Table_20_Contents">
      <style:paragraph-properties fo:text-align="start" style:justify-single-word="false"/>
      <style:text-properties officeooo:rsid="002286bd" officeooo:paragraph-rsid="002286bd"/>
    </style:style>
    <style:style style:name="P12" style:family="paragraph" style:parent-style-name="Table_20_Contents">
      <style:paragraph-properties fo:text-align="start" style:justify-single-word="false"/>
      <style:text-properties officeooo:rsid="00238344" officeooo:paragraph-rsid="00238344"/>
    </style:style>
    <style:style style:name="P13" style:family="paragraph" style:parent-style-name="Table_20_Contents">
      <style:paragraph-properties fo:text-align="start" style:justify-single-word="false"/>
      <style:text-properties officeooo:rsid="00253afb" officeooo:paragraph-rsid="00253afb"/>
    </style:style>
    <style:style style:name="T1" style:family="text">
      <style:text-properties officeooo:rsid="0020e159"/>
    </style:style>
    <style:style style:name="T2" style:family="text">
      <style:text-properties officeooo:rsid="00238344"/>
    </style:style>
    <style:style style:name="T3" style:family="text">
      <style:text-properties officeooo:rsid="00243475"/>
    </style:style>
    <style:style style:name="T4" style:family="text">
      <style:text-properties officeooo:rsid="00253afb"/>
    </style:style>
    <style:style style:name="T5" style:family="text">
      <style:text-properties officeooo:rsid="00269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6-02</text:p>
      <text:p text:style-name="P1">Barbara Stone</text:p>
      <text:p text:style-name="P1">El veinticinco de abril de dos mil dieciseis</text:p>
      <text:p text:style-name="P1"/>
      <text:p text:style-name="P2">Respuestas para lectura cinco</text:p>
      <text:p text:style-name="P2"/>
      <text:p text:style-name="P3"><text:tab/>Antes de leer:</text:p>
      <text:p text:style-name="P3"/>
      <text:p text:style-name="P3">1. No, no pienso que sea común hoy en día que los amantes se escriban poemas. Escribir poesmas buenas es difícil, especialmente poemas de amor. Tiene tanto tiempo que mandar y las cartas no tiene mucha privacidad. Por eso, no es común hoy en día que los amantes se escriban poemas.</text:p>
      <text:p text:style-name="P3"/>
      <text:p text:style-name="P4">Al leer</text:p>
      <text:p text:style-name="P4"/>
      <table:table table:name="Table1" table:style-name="Table1">
        <table:table-column table:style-name="Table1.A" table:number-columns-repeated="4"/>
        <table:table-row>
          <table:table-cell table:style-name="Table1.A1" office:value-type="string">
            <text:p text:style-name="P9">La naturaleza</text:p>
          </table:table-cell>
          <table:table-cell table:style-name="Table1.A1" office:value-type="string">
            <text:p text:style-name="P9">La amante</text:p>
          </table:table-cell>
          <table:table-cell table:style-name="Table1.A1" office:value-type="string">
            <text:p text:style-name="P9">El amante</text:p>
          </table:table-cell>
          <table:table-cell table:style-name="Table1.D1" office:value-type="string">
            <text:p text:style-name="P9">Sentimientos del amante</text:p>
          </table:table-cell>
        </table:table-row>
        <table:table-row>
          <table:table-cell table:style-name="Table1.A2" office:value-type="string">
            <text:p text:style-name="P9">La noche está estrella</text:p>
          </table:table-cell>
          <table:table-cell table:style-name="Table1.A2" office:value-type="string">
            <text:p text:style-name="P9">A veces ella <text:span text:style-name="T1">lo</text:span> quiso <text:span text:style-name="T1">al amanate</text:span></text:p>
          </table:table-cell>
          <table:table-cell table:style-name="Table1.A2" office:value-type="string">
            <text:p text:style-name="P9">La quiso <text:span text:style-name="T1">a la amante</text:span> </text:p>
          </table:table-cell>
          <table:table-cell table:style-name="Table1.D2" office:value-type="string">
            <text:p text:style-name="P9">“puedo escribir los versos más tristes esta noche”</text:p>
          </table:table-cell>
        </table:table-row>
        <table:table-row>
          <table:table-cell table:style-name="Table1.A2" office:value-type="string">
            <text:p text:style-name="P9">El viento de la noche gira en el cielo</text:p>
          </table:table-cell>
          <table:table-cell table:style-name="Table1.A2" office:value-type="string">
            <text:p text:style-name="P11">Ella no está con el amante</text:p>
          </table:table-cell>
          <table:table-cell table:style-name="Table1.A2" office:value-type="string">
            <text:p text:style-name="P10">Piense que no la tiene</text:p>
          </table:table-cell>
          <table:table-cell table:style-name="Table1.D2" office:value-type="string">
            <text:p text:style-name="P8">“<text:span text:style-name="T1">cómo no haber amado sus grandes ojos fijos”</text:span></text:p>
          </table:table-cell>
        </table:table-row>
        <table:table-row>
          <table:table-cell table:style-name="Table1.A2" office:value-type="string">
            <text:p text:style-name="P9">El viento de la noche canta</text:p>
          </table:table-cell>
          <table:table-cell table:style-name="Table1.A2" office:value-type="string">
            <text:p text:style-name="P13"/>
          </table:table-cell>
          <table:table-cell table:style-name="Table1.A2" office:value-type="string">
            <text:p text:style-name="P10">Siente que la haya perdido</text:p>
          </table:table-cell>
          <table:table-cell table:style-name="Table1.D2" office:value-type="string">
            <text:p text:style-name="P11">Qué importa que mi amor no puderia guardarla</text:p>
          </table:table-cell>
        </table:table-row>
        <table:table-row>
          <table:table-cell table:style-name="Table1.A2" office:value-type="string">
            <text:p text:style-name="P10">La noche inmensa, más inmensa sin ella</text:p>
          </table:table-cell>
          <table:table-cell table:style-name="Table1.A2" office:value-type="string">
            <text:p text:style-name="P8"/>
          </table:table-cell>
          <table:table-cell table:style-name="Table1.A2" office:value-type="string">
            <text:p text:style-name="P11">No se contenta con haberla perdido</text:p>
          </table:table-cell>
          <table:table-cell table:style-name="Table1.D2" office:value-type="string">
            <text:p text:style-name="P10">El verso [del viento] cae al alma</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11">Su corazón la busca</text:p>
          </table:table-cell>
          <table:table-cell table:style-name="Table1.D2" office:value-type="string">
            <text:p text:style-name="P8">“<text:span text:style-name="T2">ya no la quierso, perso cuánto la quise”</text:span></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12"/>
          </table:table-cell>
          <table:table-cell table:style-name="Table1.D2" office:value-type="string">
            <text:p text:style-name="P8">“<text:span text:style-name="T2">Es tan corto el amor, y es tan largo el olvido”</text:span></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é<text:span text:style-name="T2">ste sea el último dolor que ella me causa”</text:span></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é<text:span text:style-name="T2">stos sean los últimos versos que yo le escribo”</text:span></text:p>
          </table:table-cell>
        </table:table-row>
      </table:table>
      <text:p text:style-name="P4"/>
      <text:p text:style-name="P4"/>
      <text:p text:style-name="P4"/>
      <text:p text:style-name="P5">Después de leer:</text:p>
      <text:p text:style-name="P5"/>
      <text:p text:style-name="P5">1. De acuerdo al poema, los versos del poema son <text:span text:style-name="T4">muy triste.</text:span></text:p>
      <text:p text:style-name="P5">2. El amor del poeta y su amante fue muy <text:span text:style-name="T3">turbulento.</text:span></text:p>
      <text:p text:style-name="P6">3. El poeta se lamenta porque ha perdido su amanate. Él está conflictado porque sabe que no la ama pero también sabe que la había amado antes. Por eso pienso que el amor “es tan corto.”</text:p>
      <text:p text:style-name="P6"><text:soft-page-break/>4. Los versos de la estrofa 15 significa qu<text:span text:style-name="T4">e el poeta no está seguro de su amor de la amanta y qué amor es. Pienso que el poeta se miente sobre su amante. Pienso que sí, él la ama porque escribió una poema sobre ella y como ella le causa a él mucho dolor. Algo que él no se ame no puede causarle a él tanto dolor, entonces sí él ama la amante mucho.</text:span></text:p>
      <text:p text:style-name="P6"/>
      <text:p text:style-name="P7">5. Pienso que el poema q<text:span text:style-name="T5">uiere decir que el amor está fragíl y puede causar mucho dolor a los amantes. Eso a cause de los tema de soledad y tristeza con respeto de la amante que el poeta ha perd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0:42:00.267219000</meta:creation-date>
    <dc:date>2017-04-25T12:26:53.252760000</dc:date>
    <meta:editing-duration>PT21M38S</meta:editing-duration>
    <meta:editing-cycles>3</meta:editing-cycles>
    <meta:generator>LibreOffice/5.2.5.1$MacOSX_X86_64 LibreOffice_project/0312e1a284a7d50ca85a365c316c7abbf20a4d22</meta:generator>
    <meta:document-statistic meta:table-count="1" meta:image-count="0" meta:object-count="0" meta:page-count="2" meta:paragraph-count="37" meta:word-count="391" meta:character-count="1986" meta:non-whitespace-character-count="1630"/>
  </office:meta>
</office:document-meta>
</file>